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07520833333333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ummary_time_a1_n0032" table:style-name="ta1">
        <table:shapes>
          <draw:frame draw:z-index="1" draw:id="id0" draw:style-name="a0" draw:name="Chart 1" svg:x="1.23307in" svg:y="0.5311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1">
            <text:p>#TI Threads vs. simulation time N^2=32^2, DT=50, A=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#TX Simulation typ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#TY number of threads (compact)</text:p>
          </table:table-cell>
          <table:table-cell table:number-columns-repeated="6" table:style-name="ce1"/>
          <table:table-cell office:value-type="float" office:value="32" table:style-name="ce1">
            <text:p>32</text:p>
          </table:table-cell>
          <table:table-cell office:value-type="float" office:value="64" table:style-name="ce1">
            <text:p>64</text:p>
          </table:table-cell>
          <table:table-cell office:value-type="float" office:value="128" table:style-name="ce1">
            <text:p>128</text:p>
          </table:table-cell>
          <table:table-cell office:value-type="float" office:value="256" table:style-name="ce1">
            <text:p>256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threads\SimType</text:p>
          </table:table-cell>
          <table:table-cell office:value-type="string" table:style-name="ce2">
            <text:p>32x32</text:p>
          </table:table-cell>
          <table:table-cell office:value-type="string" table:style-name="ce2">
            <text:p>64x64</text:p>
          </table:table-cell>
          <table:table-cell office:value-type="string" table:style-name="ce2">
            <text:p>128x128</text:p>
          </table:table-cell>
          <table:table-cell office:value-type="string" table:style-name="ce2">
            <text:p>256x256</text:p>
          </table:table-cell>
          <table:table-cell table:style-name="ce1"/>
          <table:table-cell office:value-type="string" table:style-name="ce1">
            <text:p>Scalability \ Resolution</text:p>
          </table:table-cell>
          <table:table-cell office:value-type="string" office:string-value="32x32" table:formula="of:=[.B4]" table:style-name="ce3">
            <text:p>32x32</text:p>
          </table:table-cell>
          <table:table-cell office:value-type="string" office:string-value="64x64" table:formula="of:=[.C4]" table:style-name="ce3">
            <text:p>64x64</text:p>
          </table:table-cell>
          <table:table-cell office:value-type="string" office:string-value="128x128" table:formula="of:=[.D4]" table:style-name="ce3">
            <text:p>128x128</text:p>
          </table:table-cell>
          <table:table-cell office:value-type="string" office:string-value="256x256" table:formula="of:=[.E4]" table:style-name="ce3">
            <text:p>256x256</text:p>
          </table:table-cell>
          <table:table-cell table:number-columns-repeated="16373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5.0082019999999998" table:style-name="ce1">
            <text:p>5.008202</text:p>
          </table:table-cell>
          <table:table-cell office:value-type="float" office:value="40.993178" table:style-name="ce1">
            <text:p>40.993178</text:p>
          </table:table-cell>
          <table:table-cell office:value-type="float" office:value="332.18980399999998" table:style-name="ce1">
            <text:p>332.189804</text:p>
          </table:table-cell>
          <table:table-cell office:value-type="float" office:value="2678.520172" table:style-name="ce1">
            <text:p>2678.520172</text:p>
          </table:table-cell>
          <table:table-cell table:style-name="ce1"/>
          <table:table-cell office:value-type="float" office:value="1" table:formula="of:=[.A5]" table:style-name="ce3">
            <text:p>1</text:p>
          </table:table-cell>
          <table:table-cell office:value-type="float" office:value="1" table:formula="of:=[.B$5]/[.B5]" table:style-name="ce1">
            <text:p>1</text:p>
          </table:table-cell>
          <table:table-cell office:value-type="float" office:value="1" table:formula="of:=[.C$5]/[.C5]" table:style-name="ce1">
            <text:p>1</text:p>
          </table:table-cell>
          <table:table-cell office:value-type="float" office:value="1" table:formula="of:=[.D$5]/[.D5]" table:style-name="ce1">
            <text:p>1</text:p>
          </table:table-cell>
          <table:table-cell office:value-type="float" office:value="1" table:formula="of:=[.E$5]/[.E5]" table:style-name="ce1">
            <text:p>1</text:p>
          </table:table-cell>
          <table:table-cell table:number-columns-repeated="16373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.1584750000000001" table:style-name="ce1">
            <text:p>4.158475</text:p>
          </table:table-cell>
          <table:table-cell office:value-type="float" office:value="18.344826999999999" table:style-name="ce1">
            <text:p>18.344827</text:p>
          </table:table-cell>
          <table:table-cell office:value-type="float" office:value="125.80824200000001" table:style-name="ce1">
            <text:p>125.808242</text:p>
          </table:table-cell>
          <table:table-cell office:value-type="float" office:value="2411.1483800000001" table:style-name="ce1">
            <text:p>2411.14838</text:p>
          </table:table-cell>
          <table:table-cell table:style-name="ce1"/>
          <table:table-cell office:value-type="float" office:value="2" table:formula="of:=[.A6]" table:style-name="ce3">
            <text:p>2</text:p>
          </table:table-cell>
          <table:table-cell office:value-type="float" office:value="1.2043362049789885" table:formula="of:=[.B$5]/[.B6]" table:style-name="ce1">
            <text:p>1.204336205</text:p>
          </table:table-cell>
          <table:table-cell office:value-type="float" office:value="2.2345906014812789" table:formula="of:=[.C$5]/[.C6]" table:style-name="ce1">
            <text:p>2.234590601</text:p>
          </table:table-cell>
          <table:table-cell office:value-type="float" office:value="2.6404454805115227" table:formula="of:=[.D$5]/[.D6]" table:style-name="ce1">
            <text:p>2.640445481</text:p>
          </table:table-cell>
          <table:table-cell office:value-type="float" office:value="1.1108898125962701" table:formula="of:=[.E$5]/[.E6]" table:style-name="ce1">
            <text:p>1.110889813</text:p>
          </table:table-cell>
          <table:table-cell table:number-columns-repeated="16373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.0006529999999998" table:style-name="ce1">
            <text:p>4.000653</text:p>
          </table:table-cell>
          <table:table-cell office:value-type="float" office:value="13.335407999999999" table:style-name="ce1">
            <text:p>13.335408</text:p>
          </table:table-cell>
          <table:table-cell office:value-type="float" office:value="72.260757999999996" table:style-name="ce1">
            <text:p>72.260758</text:p>
          </table:table-cell>
          <table:table-cell office:value-type="float" office:value="1263.3919370000001" table:style-name="ce1">
            <text:p>1263.391937</text:p>
          </table:table-cell>
          <table:table-cell table:style-name="ce1"/>
          <table:table-cell office:value-type="float" office:value="4" table:formula="of:=[.A7]" table:style-name="ce3">
            <text:p>4</text:p>
          </table:table-cell>
          <table:table-cell office:value-type="float" office:value="1.2518461361182787" table:formula="of:=[.B$5]/[.B7]" table:style-name="ce1">
            <text:p>1.251846136</text:p>
          </table:table-cell>
          <table:table-cell office:value-type="float" office:value="3.0740100340387038" table:formula="of:=[.C$5]/[.C7]" table:style-name="ce1">
            <text:p>3.074010034</text:p>
          </table:table-cell>
          <table:table-cell office:value-type="float" office:value="4.5970982479868256" table:formula="of:=[.D$5]/[.D7]" table:style-name="ce1">
            <text:p>4.597098248</text:p>
          </table:table-cell>
          <table:table-cell office:value-type="float" office:value="2.1201023162774861" table:formula="of:=[.E$5]/[.E7]" table:style-name="ce1">
            <text:p>2.120102316</text:p>
          </table:table-cell>
          <table:table-cell table:number-columns-repeated="16373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4.2652429999999999" table:style-name="ce1">
            <text:p>4.265243</text:p>
          </table:table-cell>
          <table:table-cell office:value-type="float" office:value="13.46719" table:style-name="ce1">
            <text:p>13.46719</text:p>
          </table:table-cell>
          <table:table-cell office:value-type="float" office:value="62.975777999999998" table:style-name="ce1">
            <text:p>62.975778</text:p>
          </table:table-cell>
          <table:table-cell office:value-type="float" office:value="811.28835800000002" table:style-name="ce1">
            <text:p>811.288358</text:p>
          </table:table-cell>
          <table:table-cell table:style-name="ce1"/>
          <table:table-cell office:value-type="float" office:value="6" table:formula="of:=[.A8]" table:style-name="ce3">
            <text:p>6</text:p>
          </table:table-cell>
          <table:table-cell office:value-type="float" office:value="1.1741891376411613" table:formula="of:=[.B$5]/[.B8]" table:style-name="ce1">
            <text:p>1.174189138</text:p>
          </table:table-cell>
          <table:table-cell office:value-type="float" office:value="3.0439295799643431" table:formula="of:=[.C$5]/[.C8]" table:style-name="ce1">
            <text:p>3.04392958</text:p>
          </table:table-cell>
          <table:table-cell office:value-type="float" office:value="5.274882098320405" table:formula="of:=[.D$5]/[.D8]" table:style-name="ce1">
            <text:p>5.274882098</text:p>
          </table:table-cell>
          <table:table-cell office:value-type="float" office:value="3.3015636741085839" table:formula="of:=[.E$5]/[.E8]" table:style-name="ce1">
            <text:p>3.301563674</text:p>
          </table:table-cell>
          <table:table-cell table:number-columns-repeated="16373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4.4563370000000004" table:style-name="ce1">
            <text:p>4.456337</text:p>
          </table:table-cell>
          <table:table-cell office:value-type="float" office:value="11.407752" table:style-name="ce1">
            <text:p>11.407752</text:p>
          </table:table-cell>
          <table:table-cell office:value-type="float" office:value="53.099933" table:style-name="ce1">
            <text:p>53.099933</text:p>
          </table:table-cell>
          <table:table-cell office:value-type="float" office:value="734.43861600000002" table:style-name="ce1">
            <text:p>734.438616</text:p>
          </table:table-cell>
          <table:table-cell table:style-name="ce1"/>
          <table:table-cell office:value-type="float" office:value="8" table:formula="of:=[.A9]" table:style-name="ce3">
            <text:p>8</text:p>
          </table:table-cell>
          <table:table-cell office:value-type="float" office:value="1.1238382554999766" table:formula="of:=[.B$5]/[.B9]" table:style-name="ce1">
            <text:p>1.123838255</text:p>
          </table:table-cell>
          <table:table-cell office:value-type="float" office:value="3.5934492615197104" table:formula="of:=[.C$5]/[.C9]" table:style-name="ce1">
            <text:p>3.593449262</text:p>
          </table:table-cell>
          <table:table-cell office:value-type="float" office:value="6.2559364057954649" table:formula="of:=[.D$5]/[.D9]" table:style-name="ce1">
            <text:p>6.255936406</text:p>
          </table:table-cell>
          <table:table-cell office:value-type="float" office:value="3.6470306893558004" table:formula="of:=[.E$5]/[.E9]" table:style-name="ce1">
            <text:p>3.647030689</text:p>
          </table:table-cell>
          <table:table-cell table:number-columns-repeated="16373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4.6892209999999999" table:style-name="ce1">
            <text:p>4.689221</text:p>
          </table:table-cell>
          <table:table-cell office:value-type="float" office:value="12.333114999999999" table:style-name="ce1">
            <text:p>12.333115</text:p>
          </table:table-cell>
          <table:table-cell office:value-type="float" office:value="53.407170000000001" table:style-name="ce1">
            <text:p>53.40717</text:p>
          </table:table-cell>
          <table:table-cell office:value-type="float" office:value="520.71886199999994" table:style-name="ce1">
            <text:p>520.718862</text:p>
          </table:table-cell>
          <table:table-cell table:style-name="ce1"/>
          <table:table-cell office:value-type="float" office:value="10" table:formula="of:=[.A10]" table:style-name="ce3">
            <text:p>10</text:p>
          </table:table-cell>
          <table:table-cell office:value-type="float" office:value="1.0680243051031291" table:formula="of:=[.B$5]/[.B10]" table:style-name="ce1">
            <text:p>1.068024305</text:p>
          </table:table-cell>
          <table:table-cell office:value-type="float" office:value="3.3238300299640442" table:formula="of:=[.C$5]/[.C10]" table:style-name="ce1">
            <text:p>3.32383003</text:p>
          </table:table-cell>
          <table:table-cell office:value-type="float" office:value="6.2199476961613955" table:formula="of:=[.D$5]/[.D10]" table:style-name="ce1">
            <text:p>6.219947696</text:p>
          </table:table-cell>
          <table:table-cell office:value-type="float" office:value="5.143889279739593" table:formula="of:=[.E$5]/[.E10]" table:style-name="ce1">
            <text:p>5.14388928</text:p>
          </table:table-cell>
          <table:table-cell table:number-columns-repeated="16373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4.829834" table:style-name="ce1">
            <text:p>4.829834</text:p>
          </table:table-cell>
          <table:table-cell office:value-type="float" office:value="12.290990000000001" table:style-name="ce1">
            <text:p>12.29099</text:p>
          </table:table-cell>
          <table:table-cell office:value-type="float" office:value="49.237979000000003" table:style-name="ce1">
            <text:p>49.237979</text:p>
          </table:table-cell>
          <table:table-cell office:value-type="float" office:value="482.75777499999998" table:style-name="ce1">
            <text:p>482.757775</text:p>
          </table:table-cell>
          <table:table-cell table:style-name="ce1"/>
          <table:table-cell office:value-type="float" office:value="12" table:formula="of:=[.A11]" table:style-name="ce3">
            <text:p>12</text:p>
          </table:table-cell>
          <table:table-cell office:value-type="float" office:value="1.0369304617922686" table:formula="of:=[.B$5]/[.B11]" table:style-name="ce1">
            <text:p>1.036930462</text:p>
          </table:table-cell>
          <table:table-cell office:value-type="float" office:value="3.3352218169569738" table:formula="of:=[.C$5]/[.C11]" table:style-name="ce1">
            <text:p>3.335221817</text:p>
          </table:table-cell>
          <table:table-cell office:value-type="float" office:value="6.7466173621788981" table:formula="of:=[.D$5]/[.D11]" table:style-name="ce1">
            <text:p>6.746617362</text:p>
          </table:table-cell>
          <table:table-cell office:value-type="float" office:value="5.5483729329890128" table:formula="of:=[.E$5]/[.E11]" table:style-name="ce1">
            <text:p>5.548372933</text:p>
          </table:table-cell>
          <table:table-cell table:number-columns-repeated="16373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4.968953" table:style-name="ce1">
            <text:p>4.968953</text:p>
          </table:table-cell>
          <table:table-cell office:value-type="float" office:value="12.856572" table:style-name="ce1">
            <text:p>12.856572</text:p>
          </table:table-cell>
          <table:table-cell office:value-type="float" office:value="47.777802999999999" table:style-name="ce1">
            <text:p>47.777803</text:p>
          </table:table-cell>
          <table:table-cell office:value-type="float" office:value="456.37550299999998" table:style-name="ce1">
            <text:p>456.375503</text:p>
          </table:table-cell>
          <table:table-cell table:style-name="ce1"/>
          <table:table-cell office:value-type="float" office:value="14" table:formula="of:=[.A12]" table:style-name="ce3">
            <text:p>14</text:p>
          </table:table-cell>
          <table:table-cell office:value-type="float" office:value="1.00789884710119" table:formula="of:=[.B$5]/[.B12]" table:style-name="ce1">
            <text:p>1.007898847</text:p>
          </table:table-cell>
          <table:table-cell office:value-type="float" office:value="3.1884998582825967" table:formula="of:=[.C$5]/[.C12]" table:style-name="ce1">
            <text:p>3.188499858</text:p>
          </table:table-cell>
          <table:table-cell office:value-type="float" office:value="6.9528061807279" table:formula="of:=[.D$5]/[.D12]" table:style-name="ce1">
            <text:p>6.952806181</text:p>
          </table:table-cell>
          <table:table-cell office:value-type="float" office:value="5.8691146969823231" table:formula="of:=[.E$5]/[.E12]" table:style-name="ce1">
            <text:p>5.869114697</text:p>
          </table:table-cell>
          <table:table-cell table:number-columns-repeated="16373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4.8883140000000003" table:style-name="ce1">
            <text:p>4.888314</text:p>
          </table:table-cell>
          <table:table-cell office:value-type="float" office:value="12.573371" table:style-name="ce1">
            <text:p>12.573371</text:p>
          </table:table-cell>
          <table:table-cell office:value-type="float" office:value="42.045762000000003" table:style-name="ce1">
            <text:p>42.045762</text:p>
          </table:table-cell>
          <table:table-cell office:value-type="float" office:value="424.45349900000002" table:style-name="ce1">
            <text:p>424.453499</text:p>
          </table:table-cell>
          <table:table-cell table:style-name="ce1"/>
          <table:table-cell office:value-type="float" office:value="16" table:formula="of:=[.A13]" table:style-name="ce3">
            <text:p>16</text:p>
          </table:table-cell>
          <table:table-cell office:value-type="float" office:value="1.0245254294220869" table:formula="of:=[.B$5]/[.B13]" table:style-name="ce1">
            <text:p>1.024525429</text:p>
          </table:table-cell>
          <table:table-cell office:value-type="float" office:value="3.2603172212129907" table:formula="of:=[.C$5]/[.C13]" table:style-name="ce1">
            <text:p>3.260317221</text:p>
          </table:table-cell>
          <table:table-cell office:value-type="float" office:value="7.9006727003782204" table:formula="of:=[.D$5]/[.D13]" table:style-name="ce1">
            <text:p>7.9006727</text:p>
          </table:table-cell>
          <table:table-cell office:value-type="float" office:value="6.3105149994298904" table:formula="of:=[.E$5]/[.E13]" table:style-name="ce1">
            <text:p>6.310514999</text:p>
          </table:table-cell>
          <table:table-cell table:number-columns-repeated="16373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5.3012949999999996" table:style-name="ce1">
            <text:p>5.301295</text:p>
          </table:table-cell>
          <table:table-cell office:value-type="float" office:value="13.822920999999999" table:style-name="ce1">
            <text:p>13.822921</text:p>
          </table:table-cell>
          <table:table-cell office:value-type="float" office:value="45.835106000000003" table:style-name="ce1">
            <text:p>45.835106</text:p>
          </table:table-cell>
          <table:table-cell office:value-type="float" office:value="236.79219399999999" table:style-name="ce1">
            <text:p>236.792194</text:p>
          </table:table-cell>
          <table:table-cell table:style-name="ce1"/>
          <table:table-cell office:value-type="float" office:value="18" table:formula="of:=[.A14]" table:style-name="ce3">
            <text:p>18</text:p>
          </table:table-cell>
          <table:table-cell office:value-type="float" office:value="0.94471294278096207" table:formula="of:=[.B$5]/[.B14]" table:style-name="ce1">
            <text:p>0.944712943</text:p>
          </table:table-cell>
          <table:table-cell office:value-type="float" office:value="2.9655944644406205" table:formula="of:=[.C$5]/[.C14]" table:style-name="ce1">
            <text:p>2.965594464</text:p>
          </table:table-cell>
          <table:table-cell office:value-type="float" office:value="7.2474972349796669" table:formula="of:=[.D$5]/[.D14]" table:style-name="ce1">
            <text:p>7.247497235</text:p>
          </table:table-cell>
          <table:table-cell office:value-type="float" office:value="11.311691178468493" table:formula="of:=[.E$5]/[.E14]" table:style-name="ce1">
            <text:p>11.31169118</text:p>
          </table:table-cell>
          <table:table-cell table:number-columns-repeated="16373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5.3918559999999998" table:style-name="ce1">
            <text:p>5.391856</text:p>
          </table:table-cell>
          <table:table-cell office:value-type="float" office:value="14.265936999999999" table:style-name="ce1">
            <text:p>14.265937</text:p>
          </table:table-cell>
          <table:table-cell office:value-type="float" office:value="45.488709999999998" table:style-name="ce1">
            <text:p>45.48871</text:p>
          </table:table-cell>
          <table:table-cell office:value-type="float" office:value="220.79702599999999" table:style-name="ce1">
            <text:p>220.797026</text:p>
          </table:table-cell>
          <table:table-cell table:style-name="ce1"/>
          <table:table-cell office:value-type="float" office:value="20" table:formula="of:=[.A15]" table:style-name="ce3">
            <text:p>20</text:p>
          </table:table-cell>
          <table:table-cell office:value-type="float" office:value="0.92884565166428779" table:formula="of:=[.B$5]/[.B15]" table:style-name="ce1">
            <text:p>0.928845652</text:p>
          </table:table-cell>
          <table:table-cell office:value-type="float" office:value="2.8735005629143044" table:formula="of:=[.C$5]/[.C15]" table:style-name="ce1">
            <text:p>2.873500563</text:p>
          </table:table-cell>
          <table:table-cell office:value-type="float" office:value="7.3026868425154285" table:formula="of:=[.D$5]/[.D15]" table:style-name="ce1">
            <text:p>7.302686843</text:p>
          </table:table-cell>
          <table:table-cell office:value-type="float" office:value="12.131142436673944" table:formula="of:=[.E$5]/[.E15]" table:style-name="ce1">
            <text:p>12.13114244</text:p>
          </table:table-cell>
          <table:table-cell table:number-columns-repeated="16373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5.4593489999999996" table:style-name="ce1">
            <text:p>5.459349</text:p>
          </table:table-cell>
          <table:table-cell office:value-type="float" office:value="14.836815" table:style-name="ce1">
            <text:p>14.836815</text:p>
          </table:table-cell>
          <table:table-cell office:value-type="float" office:value="44.534865000000003" table:style-name="ce1">
            <text:p>44.534865</text:p>
          </table:table-cell>
          <table:table-cell office:value-type="float" office:value="217.88664199999999" table:style-name="ce1">
            <text:p>217.886642</text:p>
          </table:table-cell>
          <table:table-cell table:style-name="ce1"/>
          <table:table-cell office:value-type="float" office:value="22" table:formula="of:=[.A16]" table:style-name="ce3">
            <text:p>22</text:p>
          </table:table-cell>
          <table:table-cell office:value-type="float" office:value="0.91736249138862536" table:formula="of:=[.B$5]/[.B16]" table:style-name="ce1">
            <text:p>0.917362491</text:p>
          </table:table-cell>
          <table:table-cell office:value-type="float" office:value="2.7629365197314923" table:formula="of:=[.C$5]/[.C16]" table:style-name="ce1">
            <text:p>2.76293652</text:p>
          </table:table-cell>
          <table:table-cell office:value-type="float" office:value="7.4590953402463427" table:formula="of:=[.D$5]/[.D16]" table:style-name="ce1">
            <text:p>7.45909534</text:p>
          </table:table-cell>
          <table:table-cell office:value-type="float" office:value="12.293182121738331" table:formula="of:=[.E$5]/[.E16]" table:style-name="ce1">
            <text:p>12.29318212</text:p>
          </table:table-cell>
          <table:table-cell table:number-columns-repeated="16373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5.5231019999999997" table:style-name="ce1">
            <text:p>5.523102</text:p>
          </table:table-cell>
          <table:table-cell office:value-type="float" office:value="15.127971000000001" table:style-name="ce1">
            <text:p>15.127971</text:p>
          </table:table-cell>
          <table:table-cell office:value-type="float" office:value="45.026781" table:style-name="ce1">
            <text:p>45.026781</text:p>
          </table:table-cell>
          <table:table-cell office:value-type="float" office:value="208.580466" table:style-name="ce1">
            <text:p>208.580466</text:p>
          </table:table-cell>
          <table:table-cell table:style-name="ce1"/>
          <table:table-cell office:value-type="float" office:value="24" table:formula="of:=[.A17]" table:style-name="ce3">
            <text:p>24</text:p>
          </table:table-cell>
          <table:table-cell office:value-type="float" office:value="0.9067734037864954" table:formula="of:=[.B$5]/[.B17]" table:style-name="ce1">
            <text:p>0.906773404</text:p>
          </table:table-cell>
          <table:table-cell office:value-type="float" office:value="2.7097604827507933" table:formula="of:=[.C$5]/[.C17]" table:style-name="ce1">
            <text:p>2.709760483</text:p>
          </table:table-cell>
          <table:table-cell office:value-type="float" office:value="7.3776049857972303" table:formula="of:=[.D$5]/[.D17]" table:style-name="ce1">
            <text:p>7.377604986</text:p>
          </table:table-cell>
          <table:table-cell office:value-type="float" office:value="12.841663571698032" table:formula="of:=[.E$5]/[.E17]" table:style-name="ce1">
            <text:p>12.84166357</text:p>
          </table:table-cell>
          <table:table-cell table:number-columns-repeated="16373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5.8092629999999996" table:style-name="ce1">
            <text:p>5.809263</text:p>
          </table:table-cell>
          <table:table-cell office:value-type="float" office:value="16.363893999999998" table:style-name="ce1">
            <text:p>16.363894</text:p>
          </table:table-cell>
          <table:table-cell office:value-type="float" office:value="44.694974999999999" table:style-name="ce1">
            <text:p>44.694975</text:p>
          </table:table-cell>
          <table:table-cell office:value-type="float" office:value="201.628062" table:style-name="ce1">
            <text:p>201.628062</text:p>
          </table:table-cell>
          <table:table-cell table:style-name="ce1"/>
          <table:table-cell office:value-type="float" office:value="28" table:formula="of:=[.A18]" table:style-name="ce3">
            <text:p>28</text:p>
          </table:table-cell>
          <table:table-cell office:value-type="float" office:value="0.86210626029498061" table:formula="of:=[.B$5]/[.B18]" table:style-name="ce1">
            <text:p>0.86210626</text:p>
          </table:table-cell>
          <table:table-cell office:value-type="float" office:value="2.5050992141601505" table:formula="of:=[.C$5]/[.C18]" table:style-name="ce1">
            <text:p>2.505099214</text:p>
          </table:table-cell>
          <table:table-cell office:value-type="float" office:value="7.4323747580125055" table:formula="of:=[.D$5]/[.D18]" table:style-name="ce1">
            <text:p>7.432374758</text:p>
          </table:table-cell>
          <table:table-cell office:value-type="float" office:value="13.284461227425775" table:formula="of:=[.E$5]/[.E18]" table:style-name="ce1">
            <text:p>13.28446123</text:p>
          </table:table-cell>
          <table:table-cell table:number-columns-repeated="16373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ohn Doe</meta:initial-creator>
    <dc:creator>John Doe</dc:creator>
    <meta:creation-date>2015-12-30T12:57:34Z</meta:creation-date>
    <dc:date>2015-12-30T12:57:34Z</dc:date>
    <meta:editing-cycles>3</meta:editing-cycles>
    <meta:editing-duration>PT45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solid" svg:stroke-width="0.01042in" svg:stroke-color="#767171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8" chart:minimum="0" chart:origin="0" chart:interval-major="4" chart:interval-minor-divisor="4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431in" svg:stroke-color="#a5a5a5" svg:stroke-opacity="100%" draw:stroke-linejoin="round" svg:stroke-linecap="round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55.0897637795276pt" svg:width="453.5149606299212pt" chart:style-name="Crt0">
        <chart:legend svg:x="362.4151181102362pt" svg:y="84.0pt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Scalabilit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Number of computing cores</text:p>
            </chart:title>
            <chart:grid chart:class="major" chart:style-name="GMa1"/>
          </chart:axis>
          <chart:series chart:label-cell-address="summary_time_a1_n0032.$J$4" chart:values-cell-range-address="summary_time_a1_n0032.$J$5:.$J$18" chart:class="chart:scatter" chart:attached-axis="primary-y" chart:style-name="G0S0">
            <chart:domain table:cell-range-address="summary_time_a1_n0032.$G$5:.$G$18"/>
            <chart:data-point chart:repeated="14"/>
          </chart:series>
          <chart:series chart:label-cell-address="summary_time_a1_n0032.$I$4" chart:values-cell-range-address="summary_time_a1_n0032.$I$5:.$I$18" chart:class="chart:scatter" chart:attached-axis="primary-y" chart:style-name="G0S1">
            <chart:domain table:cell-range-address="summary_time_a1_n0032.$G$5:.$G$18"/>
            <chart:data-point chart:repeated="14"/>
          </chart:series>
          <chart:series chart:label-cell-address="summary_time_a1_n0032.$H$4" chart:values-cell-range-address="summary_time_a1_n0032.$H$5:.$H$18" chart:class="chart:scatter" chart:attached-axis="primary-y" chart:style-name="G0S2">
            <chart:domain table:cell-range-address="summary_time_a1_n0032.$G$5:.$G$18"/>
            <chart:data-point chart:repeated="1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